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2pt" style:font-size-asian="12pt" style:font-size-complex="12pt"/>
    </style:style>
    <style:style style:name="P2" style:family="paragraph" style:parent-style-name="Standard">
      <style:text-properties style:font-name="Cambria" fo:font-size="12pt" style:font-size-asian="12pt" style:font-size-complex="12pt" style:font-style-complex="italic"/>
    </style:style>
    <style:style style:name="P3" style:family="paragraph" style:parent-style-name="Standard">
      <style:text-properties style:font-name="Cambria" fo:font-size="12pt" officeooo:rsid="0017cbab" officeooo:paragraph-rsid="0017cbab" style:font-size-asian="12pt" style:font-size-complex="12pt"/>
    </style:style>
    <style:style style:name="P4" style:family="paragraph" style:parent-style-name="Standard">
      <style:text-properties officeooo:rsid="001743d3"/>
    </style:style>
    <style:style style:name="P5" style:family="paragraph" style:parent-style-name="Standard">
      <style:text-properties officeooo:rsid="001743d3" officeooo:paragraph-rsid="001743d3"/>
    </style:style>
    <style:style style:name="P6" style:family="paragraph" style:parent-style-name="Standard">
      <style:text-properties style:font-name="Cambria1" fo:font-size="12pt" officeooo:rsid="001743d3" officeooo:paragraph-rsid="001743d3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3.278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mbria" fo:font-size="14pt" fo:font-weight="bold" style:font-name-asian="MS Mincho" style:font-size-asian="14pt" style:font-weight-asian="bold" style:font-name-complex="Times New Roman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4pt" fo:font-weight="bold" style:font-name-asian="MS Mincho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3.278in"/>
        </style:tab-stops>
      </style:paragraph-properties>
      <style:text-properties style:font-name="Cambria" fo:font-size="14pt" fo:font-weight="bold" style:font-name-asian="MS Mincho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mbria" fo:font-size="12pt" style:font-name-asian="MS Mincho" style:font-size-asian="12pt" style:font-name-complex="Times New Roman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style:font-name-asian="MS Mincho" style:font-size-asian="12pt" style:font-name-complex="Times New Roman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3.278in"/>
        </style:tab-stops>
      </style:paragraph-properties>
      <style:text-properties style:font-name="Cambria" fo:font-size="12pt" style:font-name-asian="MS Mincho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15716f" officeooo:paragraph-rsid="0015716f" style:font-name-asian="MS Mincho" style:font-size-asian="12pt" style:font-name-complex="Times New Roman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3.278in"/>
        </style:tab-stops>
      </style:paragraph-properties>
      <style:text-properties style:font-name="Cambria" fo:font-size="12pt" officeooo:rsid="001743d3" officeooo:paragraph-rsid="001743d3" style:font-name-asian="MS Mincho" style:font-size-asian="12pt" style:font-name-complex="Times New Roman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normal" officeooo:rsid="0015716f" officeooo:paragraph-rsid="0015716f" style:font-name-asian="MS Mincho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299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0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T1" style:family="text">
      <style:text-properties style:font-name="Cambria" fo:font-size="16pt" style:font-name-asian="MS Mincho" style:font-size-asian="16pt" style:font-name-complex="Times New Roman" style:font-size-complex="16pt"/>
    </style:style>
    <style:style style:name="T2" style:family="text">
      <style:text-properties style:font-name="Cambria" fo:font-size="12pt" style:font-name-asian="MS Mincho" style:font-size-asian="12pt" style:font-name-complex="Times New Roman" style:font-size-complex="12pt"/>
    </style:style>
    <style:style style:name="T3" style:family="text">
      <style:text-properties style:font-name="Cambria" fo:font-size="12pt" fo:font-style="italic" style:font-name-asian="MS Mincho" style:font-size-asian="12pt" style:font-style-asian="italic" style:font-name-complex="Times New Roman" style:font-size-complex="12pt"/>
    </style:style>
    <style:style style:name="T4" style:family="text">
      <style:text-properties style:font-name="Cambria" fo:font-size="12pt" fo:font-style="italic" style:font-size-asian="12pt" style:font-style-asian="italic" style:font-size-complex="12pt"/>
    </style:style>
    <style:style style:name="T5" style:family="text">
      <style:text-properties style:font-name="Cambria" fo:font-size="12pt" fo:font-weight="bold" style:font-name-asian="MS Mincho" style:font-size-asian="12pt" style:font-weight-asian="bold" style:font-name-complex="Times New Roman" style:font-size-complex="12pt"/>
    </style:style>
    <style:style style:name="T6" style:family="text">
      <style:text-properties style:font-name="Cambria" fo:font-size="12pt" fo:font-weight="bold" style:font-size-asian="12pt" style:font-weight-asian="bold" style:font-size-complex="12pt"/>
    </style:style>
    <style:style style:name="T7" style:family="text">
      <style:text-properties style:font-name="Cambria" fo:font-size="12pt" style:font-size-asian="12pt" style:font-size-complex="12pt"/>
    </style:style>
    <style:style style:name="T8" style:family="text">
      <style:text-properties style:font-name="Cambria" fo:font-size="12pt" style:font-name-asian="F" style:font-size-asian="12pt" style:font-size-complex="12pt"/>
    </style:style>
    <style:style style:name="T9" style:family="text">
      <style:text-properties style:font-name="Cambria" fo:font-size="20pt" fo:font-weight="bold" style:font-name-asian="MS Mincho" style:font-size-asian="20pt" style:font-weight-asian="bold" style:font-name-complex="Times New Roman" style:font-size-complex="20pt"/>
    </style:style>
    <style:style style:name="T10" style:family="text">
      <style:text-properties style:font-name="Cambria" fo:font-size="14pt" fo:font-weight="bold" style:font-name-asian="MS Mincho" style:font-size-asian="14pt" style:font-weight-asian="bold" style:font-name-complex="Times New Roman" style:font-size-complex="12pt" style:font-style-complex="italic"/>
    </style:style>
    <style:style style:name="T11" style:family="text">
      <style:text-properties fo:color="#0000ff" style:font-name="Courier New" fo:font-size="12pt" fo:font-weight="bold" style:font-name-asian="MS Mincho" style:font-size-asian="12pt" style:font-weight-asian="bold" style:font-name-complex="Courier New1" style:font-size-complex="12pt"/>
    </style:style>
    <style:style style:name="T12" style:family="text">
      <style:text-properties fo:color="#0000ff" style:font-name="Courier New" fo:font-size="12pt" fo:font-weight="bold" style:font-name-asian="MS Mincho" style:font-size-asian="12pt" style:font-weight-asian="bold" style:font-name-complex="Courier New1" style:font-size-complex="12pt" style:font-weight-complex="bold"/>
    </style:style>
    <style:style style:name="T13" style:family="text">
      <style:text-properties fo:color="#0000ff" style:font-name="Courier New" fo:font-size="12pt" fo:font-weight="bold" style:font-name-asian="Times New Roman" style:font-size-asian="12pt" style:font-weight-asian="bold" style:font-name-complex="Courier New1" style:font-size-complex="12pt"/>
    </style:style>
    <style:style style:name="T14" style:family="text">
      <style:text-properties fo:color="#0000ff" style:font-name="Courier New" fo:font-size="12pt" fo:font-weight="bold" style:font-size-asian="12pt" style:font-weight-asian="bold" style:font-name-complex="Courier New1" style:font-size-complex="12pt"/>
    </style:style>
    <style:style style:name="T15" style:family="text">
      <style:text-properties fo:color="#0000ff" style:font-name="Cambria" fo:font-size="12pt" style:font-name-asian="MS Mincho" style:font-size-asian="12pt" style:font-name-complex="Times New Roman" style:font-size-complex="12pt"/>
    </style:style>
    <style:style style:name="T16" style:family="text">
      <style:text-properties fo:color="#0000ff" style:font-name="Cambria" fo:font-size="12pt" fo:font-style="italic" style:font-name-asian="MS Mincho" style:font-size-asian="12pt" style:font-style-asian="italic" style:font-name-complex="Times New Roman" style:font-size-complex="12pt"/>
    </style:style>
    <style:style style:name="T17" style:family="text">
      <style:text-properties style:text-position="sub 58%" style:font-name="Cambria" fo:font-size="12pt" style:font-size-asian="12pt" style:font-size-complex="12pt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Math 338</text:span><text:span text:style-name="T2"> <text:s/><text:tab/></text:span><text:span text:style-name="T9"> <text:s/><text:tab/><text:tab/> <text:s text:c="9"/>Lab Assignment #14</text:span><text:span text:style-name="T1"> <text:s text:c="10"/><text:tab/>Fall 2019</text:span></text:p>
      <text:p text:style-name="P10"/>
      <text:p text:style-name="P11"/>
      <text:p text:style-name="P7"><text:span text:style-name="T2">In this lab we are going to investigate some properties of numerical data. We will use a dataset already available in R, called the </text:span><text:span text:style-name="T3">trees</text:span><text:span text:style-name="T2"> dataset. To view information about the dataset, type:</text:span></text:p>
      <text:p text:style-name="P13"/>
      <text:p text:style-name="Standard"><text:span text:style-name="Intense_20_Emphasis">&gt; ?trees</text:span></text:p>
      <text:p text:style-name="P7"><text:span text:style-name="T10">Question #1 </text:span><text:span text:style-name="T2">What are the cases in these data, and how many are there? </text:span></text:p>
      <text:p text:style-name="P13"/>
      <text:p text:style-name="P16">There are 31 felled black cherry trees.</text:p>
      <text:p text:style-name="P16"/>
      <text:p text:style-name="P7"><text:span text:style-name="T10">Question #2</text:span><text:span text:style-name="T2"> Name the three numerical variables in the dataset. Include the units of measurement.</text:span></text:p>
      <text:p text:style-name="P14"/>
      <text:p text:style-name="P18">Girth (inches), Height(feet), Volume(cubic feet). </text:p>
      <text:p text:style-name="P18"/>
      <text:p text:style-name="P8"><text:span text:style-name="T2">Now, let’s obtain a histogram of these data. We’ll use the ggplot2 library again, with the more “standard” plotting syntax using the </text:span><text:span text:style-name="T11">ggplot</text:span><text:span text:style-name="T15"> </text:span><text:span text:style-name="T2">command.</text:span></text:p>
      <text:p text:style-name="P15"/>
      <text:p text:style-name="P19"><text:span text:style-name="T13">&gt; library(ggplot2)</text:span></text:p>
      <text:p text:style-name="P19"><text:span text:style-name="T13">&gt; tree_height_plot &lt;- ggplot(data = trees, mapping = aes(x = Height))</text:span><text:bookmark text:name="_Hlk522283632"/></text:p>
      <text:p text:style-name="P19"><text:span text:style-name="T13">&gt; tree_height_histogram &lt;- tree_height_plot + geom_histogram(binwidth = 5, center = 67.5) + labs(title = "Height of 31 Black Cherry Trees", x = "Height (feet)", y = "Number of Trees")</text:span></text:p>
      <text:p text:style-name="P19"><text:span text:style-name="T13">&gt; print(tree_height_histogra<text:tab/>m)</text:span></text:p>
      <text:p text:style-name="P15"/>
      <text:p text:style-name="P8"><text:span text:style-name="T2">You can play around with the “binwidth” and “center” arguments. The idea is to specify that the bins in the histograms are centered at the values of </text:span><text:span text:style-name="T16">center + k(binwidth)</text:span><text:span text:style-name="T2">, where k is an integer, and have width </text:span><text:span text:style-name="T16">binwidth</text:span><text:span text:style-name="T2">. In our example, </text:span><text:span text:style-name="T11">binwidth = 5, center = 67.5</text:span><text:span text:style-name="T2"> means to center the bins at 57.5, 62.5, 67.5, 72.5, 77.5, etc., and give each bin a width of 5. This corresponds to the bins 55-60, 60-65, 65-70, 70-75, 75-80, etc.</text:span></text:p>
      <text:p text:style-name="P15"/>
      <text:p text:style-name="P8"><text:span text:style-name="T10">Question #3</text:span><text:span text:style-name="T5"> </text:span><text:span text:style-name="T2">Copy the histogram and paste it below.</text:span></text:p>
      <text:p text:style-name="P15"/>
      <text:p text:style-name="P17">Please see last page of document for attached graph.</text:p>
      <text:p text:style-name="P15"/>
      <text:p text:style-name="P15"/>
      <text:p text:style-name="P9"><text:span text:style-name="T10">Question #4</text:span><text:span text:style-name="T5"> </text:span><text:span text:style-name="T2">Is the distribution of height symmetric or skewed? If it is skewed, state the direction. Do you see any potential outliers on the histogram?</text:span></text:p>
      <text:p text:style-name="P15"/>
      <text:p text:style-name="P17">The data given is fairly symmetric and there does not appear to be any outliers in this data set.</text:p>
      <text:p text:style-name="P15"/>
      <text:p text:style-name="P15"/>
      <text:p text:style-name="P8"><text:span text:style-name="T2">Let’s use a command in the dplyr library (</text:span><text:span text:style-name="T12">summarize</text:span><text:span text:style-name="T2">) to obtain the mean and standard deviation of the heights. Note that we could also use the Base R commands </text:span><text:span text:style-name="T11">mean(trees$Height)</text:span><text:span text:style-name="T2"> and </text:span><text:span text:style-name="T11">sd(trees$Height)</text:span><text:span text:style-name="T2">.</text:span></text:p>
      <text:p text:style-name="P15"/>
      <text:p text:style-name="P8"><text:span text:style-name="T11">&gt; library(dplyr)</text:span></text:p>
      <text:p text:style-name="P8"><text:span text:style-name="T11">&gt; summarize(trees, mean.height = mean(Height), sd = sd(Height))</text:span></text:p>
      <text:p text:style-name="P15"><text:soft-page-break/></text:p>
      <text:p text:style-name="Standard"><text:span text:style-name="T10">Question #5</text:span><text:span text:style-name="T5"> </text:span><text:span text:style-name="T2">What is the mean height of these trees? What is the standard deviation of the height?</text:span></text:p>
      <text:p text:style-name="P5"><text:span text:style-name="T2">The mean height is going to be 76 and the standard deviation is 6.371813.</text:span></text:p>
      <text:p text:style-name="P7"><text:span text:style-name="T2">We could use the summarize command again to get the five-number summary, but instead, we’ll use the ubiquitous R command </text:span><text:span text:style-name="T12">summary</text:span><text:span text:style-name="T15"> </text:span><text:span text:style-name="T2">to get the five-number summary of all three variables:</text:span></text:p>
      <text:p text:style-name="P13"/>
      <text:p text:style-name="P7"><text:span text:style-name="T11">&gt; summary(trees)</text:span></text:p>
      <text:p text:style-name="P15"/>
      <text:p text:style-name="P13"/>
      <text:p text:style-name="P8"><text:span text:style-name="T10">Question #6</text:span><text:span text:style-name="T5"> </text:span><text:span text:style-name="T2">Using the output, report the five-number summary of the height of the trees.</text:span></text:p>
      <text:p text:style-name="P15"/>
      <text:p text:style-name="P17">Min: 63</text:p>
      <text:p text:style-name="P17">Q1: 72</text:p>
      <text:p text:style-name="P17">Median: 76</text:p>
      <text:p text:style-name="P17">Mean: 76</text:p>
      <text:p text:style-name="P17">Q3: 80</text:p>
      <text:p text:style-name="P17">Max: 87</text:p>
      <text:p text:style-name="P15"/>
      <text:p text:style-name="P8"><text:span text:style-name="T10">Question #7</text:span><text:span text:style-name="T5"> </text:span><text:span text:style-name="T2">According to our 1.5 IQR rule of thumb, does this dataset contain any outlier heights? If so, which data points are outliers? Show your work.</text:span><text:bookmark text:name="_Hlk522282813"/></text:p>
      <text:p text:style-name="P15"/>
      <text:p text:style-name="P17">According to the IQR rule of thumb, we do not have any outliers in our data set. This is because neither the min or the max exceed the lower/upper fence respectively.</text:p>
      <text:p text:style-name="P17"/>
      <text:p text:style-name="P17"># IQR = 80 - 72 = 8</text:p>
      <text:p text:style-name="P17"># Lower fence = 72 - (1.5) * 8 = 60</text:p>
      <text:p text:style-name="P17"># Upper fence = 80 + (1.5) * 8 = 92</text:p>
      <text:p text:style-name="P10"/>
      <text:p text:style-name="P8"><text:span text:style-name="T2">Now, let’s obtain a boxplot of these data using the ggplot2 library. Since we already set up our plot, it’s sufficient to just add the new geom object (a boxplot) and new labels.</text:span></text:p>
      <text:p text:style-name="P12"/>
      <text:p text:style-name="Standard"><text:span text:style-name="Intense_20_Emphasis">&gt; tree_height_boxplot &lt;- tree_height_plot + geom_boxplot(aes(x = "", y = Height, group = NA))+labs(title = "31 Black Cherry Trees", x = "", y = "Height (feet)")</text:span></text:p>
      <text:p text:style-name="Standard"><text:span text:style-name="Intense_20_Emphasis">&gt; print(tree_height_boxplot)</text:span></text:p>
      <text:p text:style-name="P10"/>
      <text:p text:style-name="P10"/>
      <text:p text:style-name="P8"><text:span text:style-name="T10">Question #8</text:span><text:span text:style-name="T5"> </text:span><text:span text:style-name="T2">Copy the boxplot and paste it below. Did R identify any outliers based on the 1.5 IQR rule?</text:span><text:bookmark text:name="_Hlk522282853"/></text:p>
      <text:p text:style-name="P4"/>
      <text:p text:style-name="P6">Please see last page for attached for boxplot.</text:p>
      <text:p text:style-name="Standard"><text:span text:style-name="T7">Before the first exam, we discussed how linear transformations (</text:span><text:span text:style-name="T4">x</text:span><text:span text:style-name="T17">new</text:span><text:span text:style-name="T7"> = </text:span><text:span text:style-name="T4">a</text:span><text:span text:style-name="T7"> + </text:span><text:span text:style-name="T4">bx</text:span><text:span text:style-name="T7">) affect the mean and standard deviation of a random variable. In the last part of the lab, we will show that it works with actual data too. We will convert the measurements to meters (1 foot = 0.3048 meters) and discount the first 10m of the measurement. This results in the variable </text:span><text:span text:style-name="T7"><draw:frame draw:style-name="fr1" draw:name="Object1" text:anchor-type="as-char" svg:width="2.4354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8">.</text:span></text:p>
      <text:p text:style-name="P2"><text:bookmark text:name="_GoBack"/></text:p>
      <text:p text:style-name="Standard"><text:soft-page-break/><text:span text:style-name="Emphasis">Question #9</text:span><text:span text:style-name="T7"> Without doing anything in R, use the transformation rules and the values from Question </text:span><text:span text:style-name="T6">#5</text:span><text:span text:style-name="T7"> to compute the values of the mean and standard deviation of </text:span><text:span text:style-name="T4">height_new</text:span><text:span text:style-name="T7">. Show all steps in your work.</text:span></text:p>
      <text:p text:style-name="P3">Linear transformation: </text:p>
      <text:p text:style-name="P3"><text:tab/>h_new = 0.3048 x (Height – 10)</text:p>
      <text:p text:style-name="P3"><text:tab/>mean(Height) = 76</text:p>
      <text:p text:style-name="P3"><text:tab/>standard deviation(Height) = 6.371813</text:p>
      <text:p text:style-name="P3"><text:tab/>mean(h_new):</text:p>
      <text:p text:style-name="P3"><text:tab/>= mean(0.3048 x (Height)) -10</text:p>
      <text:p text:style-name="P3"><text:tab/>= 0.3048 x mean(Height) – 10</text:p>
      <text:p text:style-name="P3"><text:tab/>= 13.1648</text:p>
      <text:p text:style-name="P3"><text:tab/>standard deviation(h_new):</text:p>
      <text:p text:style-name="P3"><text:tab/>= standard deviation(0.3048 x (Height )-10)</text:p>
      <text:p text:style-name="P3"><text:tab/>= 0.3048 x standard deviation(Height)</text:p>
      <text:p text:style-name="P3"><text:tab/>= 1.94212</text:p>
      <text:p text:style-name="Standard"><text:span text:style-name="T7">There are many different ways to do the actual transformation, but one of the most useful is using the </text:span><text:span text:style-name="T14">mutate</text:span><text:span text:style-name="T7"> command in the dplyr library.</text:span></text:p>
      <text:p text:style-name="Standard"><text:span text:style-name="T14">&gt; trees_transform &lt;- mutate(trees, height_new = 0.3048 * Height - 10)</text:span></text:p>
      <text:p text:style-name="Standard"><text:span text:style-name="T7">This creates a new dataset with all the original variables in </text:span><text:span text:style-name="T4">trees</text:span><text:span text:style-name="T7"> as well as a new variable, </text:span><text:span text:style-name="T4">height_new</text:span><text:span text:style-name="T7">. We can then create the summary that we want:</text:span></text:p>
      <text:p text:style-name="Standard"><text:span text:style-name="T14">&gt; summarize(trees_transform, mean_height_new = mean(height_new), sd_height_new = sd(height_new))</text:span></text:p>
      <text:p text:style-name="P1"/>
      <text:p text:style-name="Standard"><text:span text:style-name="Emphasis">Question #10</text:span><text:span text:style-name="T7"> Copy your output and paste it below. Did you get the same mean and standard deviation for your transformed height as R computed?</text:span></text:p>
      <text:p text:style-name="P1"/>
      <text:p text:style-name="P3"><text:s text:c="2"/>mean_height_new sd_height_new</text:p>
      <text:p text:style-name="P3">1 <text:s text:c="8"/>13.1648 <text:s text:c="5"/>1.942129</text:p>
      <text:p text:style-name="P3"/>
      <text:p text:style-name="P3">Yes, this is the same as I computed above in question 9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style:font-name="Cambria" fo:font-family="Cambria" style:font-family-generic="roman" style:font-pitch="variable" fo:font-size="14pt" fo:font-style="normal" fo:font-weight="bold" style:font-size-asian="14pt" style:font-style-asian="normal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0000ff" style:font-name="Courier New" fo:font-family="'Courier New'" style:font-family-generic="roman" style:font-pitch="variable" fo:font-size="12pt" fo:font-style="normal" fo:font-weight="bold" style:font-size-asian="12pt" style:font-style-asian="normal" style:font-weight-asian="bold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ght Wynne</meta:initial-creator>
    <meta:editing-cycles>4</meta:editing-cycles>
    <meta:creation-date>2019-09-18T15:43:00</meta:creation-date>
    <dc:date>2019-10-17T13:34:34.001385654</dc:date>
    <meta:editing-duration>PT8M47S</meta:editing-duration>
    <meta:generator>LibreOffice/5.1.6.2$Linux_X86_64 LibreOffice_project/10m0$Build-2</meta:generator>
    <meta:document-statistic meta:table-count="0" meta:image-count="0" meta:object-count="1" meta:page-count="3" meta:paragraph-count="63" meta:word-count="863" meta:character-count="5037" meta:non-whitespace-character-count="4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i mathvariant="italic">Height</mi>
      <mi>.</mi>
      <mrow>
        <mi mathvariant="italic">new</mi>
        <mo stretchy="false">=</mo>
        <mn>0.3048</mn>
      </mrow>
      <mi>×</mi>
      <mrow>
        <mi mathvariant="italic">Height</mi>
        <mo stretchy="false">−</mo>
        <mn>10</mn>
      </mrow>
    </mrow>
    <annotation encoding="StarMath 5.0">Height.new=0.3048×Height-10</annotation>
  </semantics>
</math>
</file>